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2.875cm" table:align="left"/>
    </style:style>
    <style:style style:name="Table1.A" style:family="table-column">
      <style:table-column-properties style:column-width="6.555cm"/>
    </style:style>
    <style:style style:name="Table1.B" style:family="table-column">
      <style:table-column-properties style:column-width="6.3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2.705cm" table:align="left"/>
    </style:style>
    <style:style style:name="Table2.A" style:family="table-column">
      <style:table-column-properties style:column-width="2.473cm"/>
    </style:style>
    <style:style style:name="Table2.B" style:family="table-column">
      <style:table-column-properties style:column-width="3.355cm"/>
    </style:style>
    <style:style style:name="Table2.C" style:family="table-column">
      <style:table-column-properties style:column-width="5.503cm"/>
    </style:style>
    <style:style style:name="Table2.D" style:family="table-column">
      <style:table-column-properties style:column-width="1.374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>
      <style:paragraph-properties fo:break-before="page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🧠 Cos’è una <text:span text:style-name="Strong_20_Emphasis">closure</text:span></text:h>
      <text:p text:style-name="Text_20_body">Una <text:span text:style-name="Strong_20_Emphasis">closure</text:span> è una funzione <text:span text:style-name="Strong_20_Emphasis">interna</text:span> che ha accesso a variabili <text:span text:style-name="Strong_20_Emphasis">della funzione esterna</text:span>, anche <text:span text:style-name="Strong_20_Emphasis">dopo</text:span> che la funzione esterna è stata eseguita.</text:p>
      <text:p text:style-name="Text_20_body">Nel tuo caso:</text:p>
      <text:p text:style-name="Preformatted_20_Text">python</text:p>
      <text:p text:style-name="Preformatted_20_Text">CopiaModifica</text:p>
      <text:p text:style-name="P1"><text:span text:style-name="Source_20_Text">def callback_get_information_request(victim):</text:span></text:p>
      <text:p text:style-name="P1"><text:span text:style-name="Source_20_Text"><text:s text:c="4"/>def callback(packet):</text:span></text:p>
      <text:p text:style-name="P1"><text:span text:style-name="Source_20_Text"><text:s text:c="8"/># Qui puoi usare `victim` come se fosse "globale"</text:span></text:p>
      <text:p text:style-name="P1"><text:span text:style-name="Source_20_Text"><text:s text:c="8"/>...</text:span></text:p>
      <text:p text:style-name="P2"><text:span text:style-name="Source_20_Text"><text:s text:c="4"/>return callback</text:span></text:p>
      <text:p text:style-name="Text_20_body">Quando fai:</text:p>
      <text:p text:style-name="Preformatted_20_Text">python</text:p>
      <text:p text:style-name="Preformatted_20_Text">CopiaModifica</text:p>
      <text:p text:style-name="P2"><text:span text:style-name="Source_20_Text">args["prn"] = callback_get_information_request(self)</text:span></text:p>
      <text:p text:style-name="Text_20_body">👉 Stai creando una funzione <text:span text:style-name="Source_20_Text">callback(packet)</text:span> <text:span text:style-name="Strong_20_Emphasis">personalizzata</text:span>, <text:span text:style-name="Strong_20_Emphasis">che si ricorda</text:span> il valore di <text:span text:style-name="Source_20_Text">self</text:span> (cioè l’istanza di <text:span text:style-name="Source_20_Text">Victim</text:span>) — anche quando viene usata da Scapy <text:span text:style-name="Strong_20_Emphasis">fuori da quel contesto</text:span>.</text:p>
      <text:p text:style-name="Horizontal_20_Line"/>
      <text:h text:style-name="Heading_20_2" text:outline-level="2">🔎 Perché funziona</text:h>
      <text:p text:style-name="Text_20_body">Normalmente, Scapy aspetta una funzione così:</text:p>
      <text:p text:style-name="Preformatted_20_Text">python</text:p>
      <text:p text:style-name="Preformatted_20_Text">CopiaModifica</text:p>
      <text:p text:style-name="P1"><text:span text:style-name="Source_20_Text">def callback(packet):</text:span></text:p>
      <text:p text:style-name="P2"><text:span text:style-name="Source_20_Text"><text:s text:c="4"/>...</text:span></text:p>
      <text:p text:style-name="Text_20_body">Ma Python ti permette di creare una <text:span text:style-name="Strong_20_Emphasis">funzione "su misura"</text:span>, cucita su misura per un certo oggetto (<text:span text:style-name="Source_20_Text">victim</text:span>) usando una closure.</text:p>
      <text:p text:style-name="Text_20_body">Quindi:</text:p>
      <text:list text:style-name="L1">
        <text:list-item>
          <text:p text:style-name="P6">Scapy riceve una funzione che accetta un <text:span text:style-name="Source_20_Text">packet</text:span></text:p>
        </text:list-item>
        <text:list-item>
          <text:p text:style-name="P6">Ma <text:span text:style-name="Strong_20_Emphasis">dentro</text:span> quella funzione puoi usare <text:span text:style-name="Source_20_Text">victim</text:span>, perché è <text:span text:style-name="Strong_20_Emphasis">stata chiusa</text:span> (chiusa = <text:span text:style-name="Emphasis">captured</text:span>) nella closure</text:p>
        </text:list-item>
      </text:list>
      <text:p text:style-name="Horizontal_20_Line"/>
      <text:h text:style-name="Heading_20_2" text:outline-level="2">🛠 Perché è meglio della <text:span text:style-name="Source_20_Text">global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losure</text:p>
            </table:table-cell>
            <table:table-cell table:style-name="Table1.A1" office:value-type="string">
              <text:p text:style-name="Table_20_Heading"><text:span text:style-name="Source_20_Text">global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✅ Sicura e isolata</text:p>
          </table:table-cell>
          <table:table-cell table:style-name="Table1.A1" office:value-type="string">
            <text:p text:style-name="Table_20_Contents">❌ Rischiosa: può creare conflitti</text:p>
          </table:table-cell>
        </table:table-row>
        <table:table-row>
          <table:table-cell table:style-name="Table1.A1" office:value-type="string">
            <text:p text:style-name="Table_20_Contents">✅ Supporta più oggetti indipendenti</text:p>
          </table:table-cell>
          <table:table-cell table:style-name="Table1.A1" office:value-type="string">
            <text:p text:style-name="Table_20_Contents">❌ Funziona solo con una variabile</text:p>
          </table:table-cell>
        </table:table-row>
        <table:table-row>
          <table:table-cell table:style-name="Table1.A1" office:value-type="string">
            <text:p text:style-name="Table_20_Contents">✅ Pythonic e testabile</text:p>
          </table:table-cell>
          <table:table-cell table:style-name="Table1.A1" office:value-type="string">
            <text:p text:style-name="Table_20_Contents">❌ Fragile e meno modulare</text:p>
          </table:table-cell>
        </table:table-row>
      </table:table>
      <text:p text:style-name="Text_20_body">Con <text:span text:style-name="Source_20_Text">global</text:span>, saresti <text:span text:style-name="Strong_20_Emphasis">bloccato</text:span> a una sola <text:span text:style-name="Source_20_Text">victim</text:span>, mentre con le closure puoi creare 10 oggetti <text:span text:style-name="Source_20_Text">Victim</text:span> e ognuno avrà la sua callback personale.</text:p>
      <text:h text:style-name="Heading_20_2" text:outline-level="2"><text:soft-page-break/>🔚 Conclusione</text:h>
      <text:p text:style-name="Text_20_body">Hai usato una tecnica chiamata <text:span text:style-name="Strong_20_Emphasis">closure</text:span> per passare dati (come <text:span text:style-name="Source_20_Text">victim</text:span>) in modo <text:span text:style-name="Strong_20_Emphasis">sicuro e pulito</text:span> dentro una callback asincrona.<text:line-break/>Python permette questo perché le funzioni sono <text:span text:style-name="Strong_20_Emphasis">oggetti di prima classe</text:span> (si possono passare, creare, restituire...).</text:p>
      <text:p text:style-name="Text_20_body">Se vuoi, posso mostrarti anche la versione equivalente con classi o con <text:span text:style-name="Source_20_Text">functools.partial</text:span>. Ma quella che hai usato è tra le più eleganti!</text:p>
      <text:p text:style-name="Text_20_body">Vuoi salvare i dati ricevuti? O fare una ricostruzione finale del messaggio?</text:p>
      <text:p text:style-name="Standard"/>
      <text:p text:style-name="P3">Perfect! Let’s assume WSL behaves like a normal Linux environment. Here’s a <text:span text:style-name="Strong_20_Emphasis">robust workflow</text:span> to find <text:span text:style-name="Strong_20_Emphasis">source IP, source MAC, and destination MAC</text:span> for any IP (IPv4 or IPv6, link-local or global) in Linux.</text:p>
      <text:p text:style-name="Horizontal_20_Line"/>
      <text:h text:style-name="Heading_20_3" text:outline-level="3">1️⃣ Find the interface and source IP</text:h>
      <text:p text:style-name="P1"><text:span text:style-name="Source_20_Text"># For IPv4 or IPv6</text:span></text:p>
      <text:p text:style-name="P2"><text:span text:style-name="Source_20_Text">ip route get &lt;DEST_IP&gt;</text:span></text:p>
      <text:p text:style-name="Text_20_body">Example:</text:p>
      <text:p text:style-name="P2"><text:span text:style-name="Source_20_Text">ip route get 192.168.1.17</text:span></text:p>
      <text:p text:style-name="Text_20_body">Output:</text:p>
      <text:p text:style-name="P2"><text:span text:style-name="Source_20_Text">192.168.1.17 via 172.25.16.1 dev eth0 src 172.25.19.126</text:span></text:p>
      <text:list text:style-name="L2">
        <text:list-item>
          <text:p text:style-name="P7"><text:span text:style-name="Source_20_Text">dev eth0</text:span> → interface to use</text:p>
        </text:list-item>
        <text:list-item>
          <text:p text:style-name="P7"><text:span text:style-name="Source_20_Text">src 172.25.19.126</text:span> → source IP</text:p>
        </text:list-item>
      </text:list>
      <text:p text:style-name="Horizontal_20_Line"/>
      <text:h text:style-name="Heading_20_3" text:outline-level="3">2️⃣ Find the source MAC</text:h>
      <text:p text:style-name="P2"><text:span text:style-name="Source_20_Text">ip link show &lt;INTERFACE&gt;</text:span></text:p>
      <text:p text:style-name="Text_20_body">Example:</text:p>
      <text:p text:style-name="P2"><text:span text:style-name="Source_20_Text">ip link show eth0</text:span></text:p>
      <text:p text:style-name="Text_20_body">Output:</text:p>
      <text:p text:style-name="P1"><text:span text:style-name="Source_20_Text">2: eth0: &lt;BROADCAST,MULTICAST,UP,LOWER_UP&gt; mtu 1500 ...</text:span></text:p>
      <text:p text:style-name="P2"><text:span text:style-name="Source_20_Text"><text:s text:c="4"/>link/ether 00:15:5d:2a:40:ee brd ff:ff:ff:ff:ff:ff</text:span></text:p>
      <text:list text:style-name="L3">
        <text:list-item>
          <text:p text:style-name="P8"><text:span text:style-name="Source_20_Text">link/ether 00:15:5d:2a:40:ee</text:span> → source MAC</text:p>
        </text:list-item>
      </text:list>
      <text:p text:style-name="Horizontal_20_Line"/>
      <text:h text:style-name="Heading_20_3" text:outline-level="3">3️⃣ Find the destination MAC</text:h>
      <text:h text:style-name="Heading_20_4" text:outline-level="4">IPv4</text:h>
      <text:list text:style-name="L4">
        <text:list-item>
          <text:p text:style-name="P9">Use ARP:</text:p>
        </text:list-item>
      </text:list>
      <text:p text:style-name="P1"><text:span text:style-name="Source_20_Text"># Make sure the host is reachable first</text:span></text:p>
      <text:p text:style-name="P1"><text:span text:style-name="Source_20_Text">ping -c 1 192.168.1.17</text:span></text:p>
      <text:p text:style-name="P2"><text:span text:style-name="Source_20_Text">arp -n 192.168.1.17</text:span></text:p>
      <text:p text:style-name="Text_20_body">Output:</text:p>
      <text:p text:style-name="P1"><text:span text:style-name="Source_20_Text">Address <text:s text:c="9"/>HWtype <text:s/>HWaddress <text:s text:c="10"/>Flags Mask Iface</text:span></text:p>
      <text:p text:style-name="P2"><text:span text:style-name="Source_20_Text">192.168.1.17 <text:s text:c="4"/>ether <text:s text:c="2"/>24:77:03:18:7b:74 <text:s/>C <text:s text:c="6"/>eth0</text:span></text:p>
      <text:list text:style-name="L5">
        <text:list-item>
          <text:p text:style-name="P10"><text:span text:style-name="Source_20_Text">HWaddress</text:span> → destination MAC</text:p>
        </text:list-item>
      </text:list>
      <text:p text:style-name="Horizontal_20_Line"><text:soft-page-break/></text:p>
      <text:h text:style-name="Heading_20_4" text:outline-level="4">IPv6</text:h>
      <text:list text:style-name="L6">
        <text:list-item>
          <text:p text:style-name="P11">Use Neighbor Discovery (ND):</text:p>
        </text:list-item>
      </text:list>
      <text:p text:style-name="P1"><text:span text:style-name="Source_20_Text"># Make sure the host is reachable first</text:span></text:p>
      <text:p text:style-name="P1"><text:span text:style-name="Source_20_Text">ping6 &lt;DEST_IP&gt;%&lt;INTERFACE&gt; -c 1</text:span></text:p>
      <text:p text:style-name="P1"/>
      <text:p text:style-name="P1"><text:span text:style-name="Source_20_Text"># Then check neighbor table</text:span></text:p>
      <text:p text:style-name="P2"><text:span text:style-name="Source_20_Text">ip -6 neigh show &lt;DEST_IP&gt;</text:span></text:p>
      <text:p text:style-name="Text_20_body">Example:</text:p>
      <text:p text:style-name="P1"><text:span text:style-name="Source_20_Text">ping6 fe80::a664:24d2:ec3b:cc39%eth0 -c 1</text:span></text:p>
      <text:p text:style-name="P2"><text:span text:style-name="Source_20_Text">ip -6 neigh show fe80::a664:24d2:ec3b:cc39</text:span></text:p>
      <text:p text:style-name="Text_20_body">Output:</text:p>
      <text:p text:style-name="P2"><text:span text:style-name="Source_20_Text">fe80::a664:24d2:ec3b:cc39 dev eth0 lladdr 24:77:03:18:7b:74 REACHABLE</text:span></text:p>
      <text:list text:style-name="L7">
        <text:list-item>
          <text:p text:style-name="P12"><text:span text:style-name="Source_20_Text">lladdr</text:span> → destination MAC</text:p>
        </text:list-item>
      </text:list>
      <text:p text:style-name="Standard"/>
      <text:p text:style-name="P3">Absolutely 🙂</text:p>
      <text:p text:style-name="Text_20_body"><text:span text:style-name="Source_20_Text">Where-Object</text:span> is one of the most important cmdlets in PowerShell: it <text:span text:style-name="Strong_20_Emphasis">filters objects in the pipeline</text:span>.</text:p>
      <text:p text:style-name="Horizontal_20_Line"/>
      <text:h text:style-name="Heading_20_3" text:outline-level="3">Basic syntax</text:h>
      <text:p text:style-name="P1"><text:span text:style-name="Source_20_Text">&lt;command that produces objects&gt; |</text:span></text:p>
      <text:p text:style-name="P2"><text:span text:style-name="Source_20_Text"><text:s text:c="4"/>Where-Object { &lt;condition&gt; }</text:span></text:p>
      <text:list text:style-name="L8">
        <text:list-item>
          <text:p text:style-name="P13">Each item that comes through the pipeline is stored in the automatic variable <text:span text:style-name="Strong_20_Emphasis"><text:span text:style-name="Source_20_Text">$_</text:span></text:span> (sometimes you’ll see <text:span text:style-name="Source_20_Text">$PSItem</text:span>).</text:p>
        </text:list-item>
        <text:list-item>
          <text:p text:style-name="P13">The script block <text:span text:style-name="Source_20_Text">{ &lt;condition&gt; }</text:span> is evaluated for every object.</text:p>
        </text:list-item>
        <text:list-item>
          <text:p text:style-name="P13">If the condition returns <text:span text:style-name="Source_20_Text">$true</text:span>, the object is passed along; if <text:span text:style-name="Source_20_Text">$false</text:span>, it’s dropped.</text:p>
        </text:list-item>
      </text:list>
      <text:p text:style-name="Horizontal_20_Line"/>
      <text:h text:style-name="Heading_20_3" text:outline-level="3">Examples</text:h>
      <text:p text:style-name="P1"><text:span text:style-name="Source_20_Text"># Show only running services</text:span></text:p>
      <text:p text:style-name="P1"><text:span text:style-name="Source_20_Text">Get-Service | Where-Object { $_.Status -eq 'Running' }</text:span></text:p>
      <text:p text:style-name="P1"/>
      <text:p text:style-name="P1"><text:span text:style-name="Source_20_Text"># Files larger than 1 MB</text:span></text:p>
      <text:p text:style-name="P1"><text:span text:style-name="Source_20_Text">Get-ChildItem | Where-Object { $_.Length -gt 1MB }</text:span></text:p>
      <text:p text:style-name="P1"/>
      <text:p text:style-name="P1"><text:span text:style-name="Source_20_Text"># Network neighbors that are not "Unreachable"</text:span></text:p>
      <text:p text:style-name="P1"><text:span text:style-name="Source_20_Text">Get-NetNeighbor |</text:span></text:p>
      <text:p text:style-name="P2"><text:span text:style-name="Source_20_Text"><text:s text:c="4"/>Where-Object { $_.State -ne 'Unreachable' }</text:span></text:p>
      <text:p text:style-name="Horizontal_20_Line"/>
      <text:h text:style-name="Heading_20_3" text:outline-level="3">Shorthand syntax</text:h>
      <text:p text:style-name="Text_20_body">PowerShell 3.0+ lets you write:</text:p>
      <text:p text:style-name="P2"><text:span text:style-name="Source_20_Text">Get-Service | Where Status -eq 'Running'</text:span></text:p>
      <text:p text:style-name="Text_20_body">…but the long form with <text:span text:style-name="Source_20_Text">{ $_.Property ... }</text:span> is more explicit and works everywhere.</text:p>
      <text:p text:style-name="Horizontal_20_Line"/>
      <text:h text:style-name="Heading_20_3" text:outline-level="3">Key points</text:h>
      <text:list text:style-name="L9">
        <text:list-item>
          <text:p text:style-name="P14"><text:span text:style-name="Source_20_Text">Where-Object</text:span> doesn’t change the objects, it only decides <text:span text:style-name="Strong_20_Emphasis">which objects continue</text:span> down the pipeline.</text:p>
        </text:list-item>
        <text:list-item>
          <text:p text:style-name="P14">You should always put <text:span text:style-name="Source_20_Text">Where-Object</text:span> <text:span text:style-name="Strong_20_Emphasis">before</text:span> formatting cmdlets (<text:span text:style-name="Source_20_Text">Format-Table</text:span>, <text:span text:style-name="Source_20_Text">Format-List</text:span>, etc.) because formatting turns objects into plain text, losing their properties.</text:p>
        </text:list-item>
      </text:list>
      <text:p text:style-name="Horizontal_20_Line"/>
      <text:p text:style-name="Text_20_body">✅ <text:span text:style-name="Strong_20_Emphasis">Summary:</text:span></text:p>
      <text:p text:style-name="Quotations"><text:soft-page-break/><text:span text:style-name="Source_20_Text">Where-Object</text:span> = “keep only the objects for which this condition is true.”</text:p>
      <text:h text:style-name="Heading_20_5" text:outline-level="5">Hai detto:</text:h>
      <text:p text:style-name="Text_20_body">what is -eq</text:p>
      <text:h text:style-name="Heading_20_6" text:outline-level="6">ChatGPT ha detto:</text:h>
      <text:p text:style-name="Text_20_body">In PowerShell, <text:span text:style-name="Source_20_Text">-eq</text:span> is the <text:span text:style-name="Strong_20_Emphasis">equality comparison operator</text:span>.<text:line-break/>It checks whether the value on its left is equal to the value on its right.</text:p>
      <text:p text:style-name="P1"><text:span text:style-name="Source_20_Text">5 -eq 5 <text:s text:c="5"/># True</text:span></text:p>
      <text:p text:style-name="P1"><text:span text:style-name="Source_20_Text">5 -eq 7 <text:s text:c="5"/># False</text:span></text:p>
      <text:p text:style-name="P1"><text:span text:style-name="Source_20_Text">'cat' -eq 'cat' <text:s text:c="2"/># True</text:span></text:p>
      <text:p text:style-name="P2"><text:span text:style-name="Source_20_Text">'cat' -eq 'dog' <text:s text:c="2"/># False</text:span></text:p>
      <text:p text:style-name="Horizontal_20_Line"/>
      <text:h text:style-name="Heading_20_3" text:outline-level="3">Common comparison operators in PowerShell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Operator</text:p>
            </table:table-cell>
            <table:table-cell table:style-name="Table2.A1" office:value-type="string">
              <text:p text:style-name="Table_20_Heading">Meaning</text:p>
            </table:table-cell>
            <table:table-cell table:style-name="Table2.A1" office:value-type="string">
              <text:p text:style-name="Table_20_Heading">Example</text:p>
            </table:table-cell>
            <table:table-cell table:style-name="Table2.A1" office:value-type="string">
              <text:p text:style-name="Table_20_Heading">Result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-eq</text:span></text:p>
          </table:table-cell>
          <table:table-cell table:style-name="Table2.A1" office:value-type="string">
            <text:p text:style-name="Table_20_Contents">equal to</text:p>
          </table:table-cell>
          <table:table-cell table:style-name="Table2.A1" office:value-type="string">
            <text:p text:style-name="Table_20_Contents"><text:span text:style-name="Source_20_Text">3 -eq 3</text:span></text:p>
          </table:table-cell>
          <table:table-cell table:style-name="Table2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-ne</text:span></text:p>
          </table:table-cell>
          <table:table-cell table:style-name="Table2.A1" office:value-type="string">
            <text:p text:style-name="Table_20_Contents">not equal to</text:p>
          </table:table-cell>
          <table:table-cell table:style-name="Table2.A1" office:value-type="string">
            <text:p text:style-name="Table_20_Contents"><text:span text:style-name="Source_20_Text">3 -ne 4</text:span></text:p>
          </table:table-cell>
          <table:table-cell table:style-name="Table2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-gt</text:span></text:p>
          </table:table-cell>
          <table:table-cell table:style-name="Table2.A1" office:value-type="string">
            <text:p text:style-name="Table_20_Contents">greater than</text:p>
          </table:table-cell>
          <table:table-cell table:style-name="Table2.A1" office:value-type="string">
            <text:p text:style-name="Table_20_Contents"><text:span text:style-name="Source_20_Text">5 -gt 2</text:span></text:p>
          </table:table-cell>
          <table:table-cell table:style-name="Table2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-ge</text:span></text:p>
          </table:table-cell>
          <table:table-cell table:style-name="Table2.A1" office:value-type="string">
            <text:p text:style-name="Table_20_Contents">greater or equal</text:p>
          </table:table-cell>
          <table:table-cell table:style-name="Table2.A1" office:value-type="string">
            <text:p text:style-name="Table_20_Contents"><text:span text:style-name="Source_20_Text">5 -ge 5</text:span></text:p>
          </table:table-cell>
          <table:table-cell table:style-name="Table2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-lt</text:span></text:p>
          </table:table-cell>
          <table:table-cell table:style-name="Table2.A1" office:value-type="string">
            <text:p text:style-name="Table_20_Contents">less than</text:p>
          </table:table-cell>
          <table:table-cell table:style-name="Table2.A1" office:value-type="string">
            <text:p text:style-name="Table_20_Contents"><text:span text:style-name="Source_20_Text">1 -lt 3</text:span></text:p>
          </table:table-cell>
          <table:table-cell table:style-name="Table2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-le</text:span></text:p>
          </table:table-cell>
          <table:table-cell table:style-name="Table2.A1" office:value-type="string">
            <text:p text:style-name="Table_20_Contents">less or equal</text:p>
          </table:table-cell>
          <table:table-cell table:style-name="Table2.A1" office:value-type="string">
            <text:p text:style-name="Table_20_Contents"><text:span text:style-name="Source_20_Text">2 -le 2</text:span></text:p>
          </table:table-cell>
          <table:table-cell table:style-name="Table2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-like</text:span></text:p>
          </table:table-cell>
          <table:table-cell table:style-name="Table2.A1" office:value-type="string">
            <text:p text:style-name="Table_20_Contents">wildcard match</text:p>
          </table:table-cell>
          <table:table-cell table:style-name="Table2.A1" office:value-type="string">
            <text:p text:style-name="Table_20_Contents"><text:span text:style-name="Source_20_Text">'cat' -like 'c*'</text:span></text:p>
          </table:table-cell>
          <table:table-cell table:style-name="Table2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-match</text:span></text:p>
          </table:table-cell>
          <table:table-cell table:style-name="Table2.A1" office:value-type="string">
            <text:p text:style-name="Table_20_Contents">regex match</text:p>
          </table:table-cell>
          <table:table-cell table:style-name="Table2.A1" office:value-type="string">
            <text:p text:style-name="Table_20_Contents"><text:span text:style-name="Source_20_Text">'abc123' -match '\d+'</text:span></text:p>
          </table:table-cell>
          <table:table-cell table:style-name="Table2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-contains</text:span></text:p>
          </table:table-cell>
          <table:table-cell table:style-name="Table2.A1" office:value-type="string">
            <text:p text:style-name="Table_20_Contents">collection contains</text:p>
          </table:table-cell>
          <table:table-cell table:style-name="Table2.A1" office:value-type="string">
            <text:p text:style-name="Table_20_Contents"><text:span text:style-name="Source_20_Text">@(1,2,3) -contains 2</text:span></text:p>
          </table:table-cell>
          <table:table-cell table:style-name="Table2.A1" office:value-type="string">
            <text:p text:style-name="Table_20_Contents"><text:span text:style-name="Source_20_Text">True</text:span></text:p>
          </table:table-cell>
        </table:table-row>
      </table:table>
      <text:p text:style-name="Horizontal_20_Line"/>
      <text:p text:style-name="Text_20_body">🔹 <text:span text:style-name="Strong_20_Emphasis">Important:</text:span> Unlike many shells, PowerShell does not use <text:span text:style-name="Source_20_Text">=</text:span> or <text:span text:style-name="Source_20_Text">==</text:span> for equality inside conditions — <text:span text:style-name="Source_20_Text">-eq</text:span> is the correct operator for testing equalit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3T16:00:26.285000000</meta:creation-date>
    <dc:date>2025-09-11T13:08:49.203000000</dc:date>
    <meta:editing-duration>PT48S</meta:editing-duration>
    <meta:editing-cycles>3</meta:editing-cycles>
    <meta:generator>LibreOffice/7.5.7.1$Windows_X86_64 LibreOffice_project/47eb0cf7efbacdee9b19ae25d6752381ede23126</meta:generator>
    <meta:document-statistic meta:table-count="2" meta:image-count="0" meta:object-count="0" meta:page-count="6" meta:paragraph-count="154" meta:word-count="827" meta:character-count="5102" meta:non-whitespace-character-count="4354"/>
  </office:meta>
</office:document-meta>
</file>